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9.499cm"/>
    </style:style>
    <style:style style:name="Table1.B" style:family="table-column">
      <style:table-column-properties style:column-width="7.51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2" style:family="table-row">
      <style:table-row-properties style:min-row-height="1.408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111cm"/>
    </style:style>
    <style:style style:name="Table1.5" style:family="table-row">
      <style:table-row-properties style:min-row-height="1.191cm"/>
    </style:style>
    <style:style style:name="P1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3pt" fo:font-weight="bold" officeooo:rsid="001e0340" officeooo:paragraph-rsid="001e0340" style:font-size-asian="13pt" style:font-weight-asian="bold" style:font-size-complex="13pt" style:font-weight-complex="bold"/>
    </style:style>
    <style:style style:name="P2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fo:font-weight="bold" officeooo:rsid="001e0340" officeooo:paragraph-rsid="001e0340" style:font-size-asian="13pt" style:font-weight-asian="bold" style:font-size-complex="13pt" style:font-weight-complex="bold"/>
    </style:style>
    <style:style style:name="P3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fo:font-weight="bold" officeooo:rsid="001f7bec" officeooo:paragraph-rsid="001f7bec" style:font-size-asian="13pt" style:font-weight-asian="bold" style:font-size-complex="13pt" style:font-weight-complex="bold"/>
    </style:style>
    <style:style style:name="P4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fo:font-weight="bold" officeooo:rsid="00215bb5" officeooo:paragraph-rsid="001f7bec" style:font-size-asian="13pt" style:font-weight-asian="bold" style:font-size-complex="13pt" style:font-weight-complex="bold"/>
    </style:style>
    <style:style style:name="P5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officeooo:rsid="001e0340" officeooo:paragraph-rsid="001e0340" style:font-size-asian="13pt" style:font-size-complex="13pt"/>
    </style:style>
    <style:style style:name="P6" style:family="paragraph" style:parent-style-name="Standard">
      <style:paragraph-properties fo:margin-top="0.101cm" fo:margin-bottom="0.101cm" loext:contextual-spacing="false" fo:text-align="center" style:justify-single-word="false"/>
      <style:text-properties fo:font-size="13pt" officeooo:rsid="001e0340" officeooo:paragraph-rsid="001e0340" style:font-size-asian="13pt" style:font-size-complex="13pt"/>
    </style:style>
    <style:style style:name="P7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officeooo:rsid="00258f8d" officeooo:paragraph-rsid="001e0340" style:font-size-asian="13pt" style:font-size-complex="13pt"/>
    </style:style>
    <style:style style:name="P8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fo:font-weight="normal" officeooo:rsid="002917e7" officeooo:paragraph-rsid="001e0340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margin-top="0.101cm" fo:margin-bottom="0.101cm" loext:contextual-spacing="false" fo:text-align="start" style:justify-single-word="false"/>
      <style:text-properties officeooo:paragraph-rsid="001e0340"/>
    </style:style>
    <style:style style:name="P10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size="13pt" fo:font-weight="bold" officeooo:rsid="001e0340" officeooo:paragraph-rsid="001e0340" style:font-size-asian="13pt" style:font-weight-asian="bold" style:font-size-complex="13pt" style:font-weight-complex="bold"/>
    </style:style>
    <style:style style:name="P11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officeooo:rsid="002917e7" officeooo:paragraph-rsid="002917e7" style:font-size-asian="13pt" style:font-size-complex="13pt"/>
    </style:style>
    <style:style style:name="P12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officeooo:rsid="002917e7" officeooo:paragraph-rsid="002917e7"/>
    </style:style>
    <style:style style:name="P13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fo:font-style="normal" officeooo:rsid="002917e7" officeooo:paragraph-rsid="002917e7" style:font-size-asian="13pt" style:font-style-asian="normal" style:font-size-complex="13pt" style:font-style-complex="normal"/>
    </style:style>
    <style:style style:name="P14" style:family="paragraph" style:parent-style-name="Table_20_Contents">
      <style:paragraph-properties fo:margin-top="0.101cm" fo:margin-bottom="0.101cm" loext:contextual-spacing="false" fo:text-align="start" style:justify-single-word="false"/>
      <style:text-properties officeooo:rsid="002917e7" officeooo:paragraph-rsid="002917e7"/>
    </style:style>
    <style:style style:name="P15" style:family="paragraph" style:parent-style-name="Table_20_Contents">
      <style:paragraph-properties fo:margin-top="0.101cm" fo:margin-bottom="0.101cm" loext:contextual-spacing="false" fo:text-align="start" style:justify-single-word="false"/>
      <style:text-properties fo:font-size="13pt" officeooo:rsid="002ccc6c" officeooo:paragraph-rsid="002ccc6c" style:font-size-asian="13pt" style:font-size-complex="13pt"/>
    </style:style>
    <style:style style:name="P16" style:family="paragraph" style:parent-style-name="Table_20_Contents">
      <style:paragraph-properties fo:margin-top="0.101cm" fo:margin-bottom="0.101cm" loext:contextual-spacing="false" fo:text-align="start" style:justify-single-word="false"/>
      <style:text-properties officeooo:paragraph-rsid="002917e7"/>
    </style:style>
    <style:style style:name="P17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officeooo:rsid="001f7bec" officeooo:paragraph-rsid="001f7bec" style:font-size-asian="13pt" style:font-size-complex="13pt"/>
    </style:style>
    <style:style style:name="P18" style:family="paragraph" style:parent-style-name="Standard">
      <style:paragraph-properties fo:margin-top="0.101cm" fo:margin-bottom="0.101cm" loext:contextual-spacing="false" fo:text-align="start" style:justify-single-word="false"/>
      <style:text-properties fo:font-size="13pt" officeooo:rsid="002ccc6c" officeooo:paragraph-rsid="002ccc6c" style:font-size-asian="13pt" style:font-size-complex="13pt"/>
    </style:style>
    <style:style style:name="T1" style:family="text">
      <style:text-properties officeooo:rsid="001f7be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58f8d"/>
    </style:style>
    <style:style style:name="T5" style:family="text">
      <style:text-properties fo:font-size="13pt" officeooo:rsid="001e0340" style:font-size-asian="13pt" style:font-size-complex="13pt"/>
    </style:style>
    <style:style style:name="T6" style:family="text">
      <style:text-properties fo:font-size="13pt" officeooo:rsid="00258f8d" style:font-size-asian="13pt" style:font-size-complex="13pt"/>
    </style:style>
    <style:style style:name="T7" style:family="text">
      <style:text-properties fo:font-size="13pt" officeooo:rsid="002b128e" style:font-size-asian="13pt" style:font-size-complex="13pt"/>
    </style:style>
    <style:style style:name="T8" style:family="text">
      <style:text-properties fo:font-size="13pt" fo:font-style="normal" style:font-size-asian="13pt" style:font-style-asian="normal" style:font-size-complex="13pt" style:font-style-complex="normal"/>
    </style:style>
    <style:style style:name="T9" style:family="text">
      <style:text-properties fo:font-size="13pt" fo:font-style="normal" officeooo:rsid="00289d3e" style:font-size-asian="13pt" style:font-style-asian="normal" style:font-size-complex="13pt" style:font-style-complex="normal"/>
    </style:style>
    <style:style style:name="T10" style:family="text">
      <style:text-properties fo:font-size="13pt" fo:font-style="italic" style:font-size-asian="13pt" style:font-style-asian="italic" style:font-size-complex="13pt" style:font-style-complex="italic"/>
    </style:style>
    <style:style style:name="T11" style:family="text">
      <style:text-properties fo:font-size="13pt" fo:font-style="italic" officeooo:rsid="002917e7" style:font-size-asian="13pt" style:font-style-asian="italic" style:font-size-complex="13pt" style:font-style-complex="italic"/>
    </style:style>
    <style:style style:name="T12" style:family="text">
      <style:text-properties fo:font-size="13pt" fo:font-style="italic" officeooo:rsid="002ccc6c" style:font-size-asian="13pt" style:font-style-asian="italic" style:font-size-complex="13pt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89d3e" style:font-weight-asian="normal" style:font-weight-complex="normal"/>
    </style:style>
    <style:style style:name="T15" style:family="text">
      <style:text-properties fo:font-weight="normal" officeooo:rsid="002917e7" style:font-weight-asian="normal" style:font-weight-complex="normal"/>
    </style:style>
    <style:style style:name="T16" style:family="text">
      <style:text-properties fo:font-weight="normal" officeooo:rsid="002ccc6c" style:font-weight-asian="normal" style:font-weight-complex="normal"/>
    </style:style>
    <style:style style:name="T17" style:family="text">
      <style:text-properties officeooo:rsid="00272677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289d3e" style:font-style-asian="normal" style:font-style-complex="normal"/>
    </style:style>
    <style:style style:name="T20" style:family="text">
      <style:text-properties style:font-name="Liberation Serif" fo:font-style="normal" style:font-size-asian="13pt" style:font-style-asian="normal" style:font-size-complex="13pt" style:font-style-complex="normal"/>
    </style:style>
    <style:style style:name="T21" style:family="text">
      <style:text-properties style:font-name="Liberation Serif" fo:font-style="normal" officeooo:rsid="00289d3e" style:font-size-asian="13pt" style:font-style-asian="normal" style:font-size-complex="13pt" style:font-style-complex="normal"/>
    </style:style>
    <style:style style:name="T22" style:family="text">
      <style:text-properties officeooo:rsid="002917e7"/>
    </style:style>
    <style:style style:name="T23" style:family="text">
      <style:text-properties officeooo:rsid="002ccc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AS DE REUNIÓN <text:span text:style-name="T17">2</text:span></text:p>
      <text:p text:style-name="P1">(ITERACIÓN <text:span text:style-name="T22">3</text:span>)</text:p>
      <text:p text:style-name="P2">Fecha: <text:span text:style-name="T16">15 mayo 2022</text:span></text:p>
      <text:p text:style-name="P5"><text:span text:style-name="T3">Duración:</text:span><text:span text:style-name="T13"> </text:span><text:span text:style-name="T14">1,30</text:span><text:span text:style-name="T13"> </text:span>horas.</text:p>
      <text:p text:style-name="P6"/>
      <text:p text:style-name="P2">ASISTENTES :</text:p>
      <text:p text:style-name="P9"><text:span text:style-name="T5"><text:tab/>- Cristina </text:span><text:span text:style-name="T7">Rodríguez</text:span><text:span text:style-name="T5"> de los Ríos Medina</text:span></text:p>
      <text:p text:style-name="P5"><text:tab/>- Sofía García Heras</text:p>
      <text:p text:style-name="P5"/>
      <text:p text:style-name="P2">ORDEN DEL DÍA</text:p>
      <text:p text:style-name="P9"><text:span text:style-name="T5"><text:tab/></text:span><text:span text:style-name="T6">Actualizar al resto del grupo sobre lo que se ha hecho hasta ahora en el trabajo: los módulos nuevos, sus implementaciones, modificaciones…</text:span></text:p>
      <text:p text:style-name="P7"><text:tab/>Dudas que hayan surgido y solución de estas.</text:p>
      <text:p text:style-name="P5"><text:tab/></text:p>
      <table:table table:name="Table1" table:style-name="Table1">
        <table:table-column table:style-name="Table1.A"/>
        <table:table-column table:style-name="Table1.B"/>
        <table:table-row table:style-name="TableLine93885896145312">
          <table:table-cell table:style-name="Table1.A1" office:value-type="string">
            <text:p text:style-name="P10">TEMAS TRATADOS Y ACUERDOS</text:p>
          </table:table-cell>
          <table:table-cell table:style-name="Table1.B1" office:value-type="string">
            <text:p text:style-name="P10">RESPONSABLES Y FECHA</text:p>
          </table:table-cell>
        </table:table-row>
        <table:table-row table:style-name="Table1.2">
          <table:table-cell table:style-name="Table1.A2" office:value-type="string">
            <text:p text:style-name="P12"><text:span text:style-name="T21">A</text:span><text:span text:style-name="T20">CUERDO: documentar antes de actualizar los ficheros de GitHub</text:span></text:p>
          </table:table-cell>
          <table:table-cell table:style-name="Table1.B2" office:value-type="string">
            <text:p text:style-name="P15">Todos ; Hasta terminar la iteración</text:p>
          </table:table-cell>
        </table:table-row>
        <table:table-row table:style-name="Table1.2">
          <table:table-cell table:style-name="Table1.A2" office:value-type="string">
            <text:p text:style-name="P14"><text:span text:style-name="T9">P</text:span><text:span text:style-name="T8">roblema con el módulo </text:span><text:span text:style-name="T10">link;</text:span></text:p>
            <text:p text:style-name="P16"><text:span text:style-name="T11"><text:s text:c="2"/>- No se reconocía la estructura de link, y no se enlazaban bien. (Por eso decidimos </text:span><text:span text:style-name="T12">en el include poner la ruta de acceso</text:span><text:span text:style-name="T11">)</text:span></text:p>
          </table:table-cell>
          <table:table-cell table:style-name="Table1.B2" office:value-type="string">
            <text:p text:style-name="P15">Cristina ; <text:span text:style-name="T13">16 mayo 2022</text:span></text:p>
          </table:table-cell>
        </table:table-row>
        <table:table-row table:style-name="Table1.4">
          <table:table-cell table:style-name="Table1.A2" office:value-type="string">
            <text:p text:style-name="P11"><text:span text:style-name="T18">ACUERDO: actualizar </text:span><text:span text:style-name="T2">makefile </text:span><text:span text:style-name="T18">por cada nuevo módulo o estructura. </text:span></text:p>
            <text:p text:style-name="P13"><text:s/>~ Comprobar que todo funciona correctamente antes de subirlo a Github,</text:p>
          </table:table-cell>
          <table:table-cell table:style-name="Table1.B2" office:value-type="string">
            <text:p text:style-name="P15">Todos ; Hasta terminar la semana</text:p>
          </table:table-cell>
        </table:table-row>
        <table:table-row table:style-name="Table1.5">
          <table:table-cell table:style-name="Table1.A2" office:value-type="string">
            <text:p text:style-name="P11"><text:span text:style-name="T19">A</text:span><text:span text:style-name="T18">CUERDO: comando move</text:span></text:p>
          </table:table-cell>
          <table:table-cell table:style-name="Table1.B2" office:value-type="string">
            <text:p text:style-name="P15">Sofía; <text:span text:style-name="T13">17 mayo 2022</text:span></text:p>
          </table:table-cell>
        </table:table-row>
      </table:table>
      <text:p text:style-name="P5"/>
      <text:p text:style-name="P5"/>
      <text:p text:style-name="P2">VALORACIÓN DE REUNIÓN. <text:span text:style-name="T1">Aspectos a mejorar.</text:span></text:p>
      <text:p text:style-name="P2"><text:tab/><text:span text:style-name="T15">Problemas solucionados y dudas aclaradas.</text:span></text:p>
      <text:p text:style-name="P8"><text:tab/>Hablar sobre como va progresando el juego, y actualización de este al resto del equipo. </text:p>
      <text:p text:style-name="P5"><text:tab/></text:p>
      <text:p text:style-name="P3">TEMAS QUE TRATAR EN LA PRÓXIMA REUNIÓN </text:p>
      <text:p text:style-name="P17"><text:tab/><text:span text:style-name="T4">Revisar el trabajo y entregar. </text:span></text:p>
      <text:p text:style-name="P18"><text:soft-page-break/>Revisar si se ha solucionado el problema con el enlazado de link.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0T21:01:05.458660336</meta:creation-date>
    <dc:date>2022-06-21T19:17:42.256292317</dc:date>
    <meta:editing-duration>PT1H29S</meta:editing-duration>
    <meta:editing-cycles>10</meta:editing-cycles>
    <meta:generator>LibreOffice/6.4.7.2$Linux_X86_64 LibreOffice_project/40$Build-2</meta:generator>
    <meta:document-statistic meta:table-count="1" meta:image-count="0" meta:object-count="0" meta:page-count="2" meta:paragraph-count="30" meta:word-count="198" meta:character-count="1178" meta:non-whitespace-character-count="992"/>
  </office:meta>
</office:document-meta>
</file>